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2843in" svg:y="0.374in">
            <draw:object draw:notify-on-update-of-ranges="Sheet1.A2:Sheet1.A36 Sheet1.B2:Sheet1.B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00016675004168751" calcext:value-type="float">
            <text:p>0.0001667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.000500250125062531" calcext:value-type="float">
            <text:p>0.000500250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.00133400033350008" calcext:value-type="float">
            <text:p>0.0013340003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0.00183425045856261" calcext:value-type="float">
            <text:p>0.001834250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.00300150075037519" calcext:value-type="float">
            <text:p>0.003001500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.00550275137568784" calcext:value-type="float">
            <text:p>0.005502751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.00616975154243789" calcext:value-type="float">
            <text:p>0.0061697515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.00917125229281308" calcext:value-type="float">
            <text:p>0.009171252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.0106720026680007" calcext:value-type="float">
            <text:p>0.010672002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128397532099383" calcext:value-type="float">
            <text:p>0.012839753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0.0101717525429381" calcext:value-type="float">
            <text:p>0.010171752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0.0198432549608137" calcext:value-type="float">
            <text:p>0.01984325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0.0275137568784392" calcext:value-type="float">
            <text:p>0.027513756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.0265132566283142" calcext:value-type="float">
            <text:p>0.026513256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368517592129398" calcext:value-type="float">
            <text:p>0.036851759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0.0425212606303152" calcext:value-type="float">
            <text:p>0.042521260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0.0411872602968151" calcext:value-type="float">
            <text:p>0.041187260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.0650325162581291" calcext:value-type="float">
            <text:p>0.065032516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0.0677005169251292" calcext:value-type="float">
            <text:p>0.0677005169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767050191762548" calcext:value-type="float">
            <text:p>0.076705019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0.0928797732199433" calcext:value-type="float">
            <text:p>0.092879773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.0855427713856929" calcext:value-type="float">
            <text:p>0.085542771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0.0426880106720027" calcext:value-type="float">
            <text:p>0.0426880107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0.0388527597131899" calcext:value-type="float">
            <text:p>0.0388527597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.0493580123395031" calcext:value-type="float">
            <text:p>0.049358012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0.0386860096715024" calcext:value-type="float">
            <text:p>0.038686009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0.0291812572953143" calcext:value-type="float">
            <text:p>0.02918125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0.0380190095047524" calcext:value-type="float">
            <text:p>0.038019009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0.0295147573786893" calcext:value-type="float">
            <text:p>0.029514757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023845255961314" calcext:value-type="float">
            <text:p>0.02384525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0.0251792562948141" calcext:value-type="float">
            <text:p>0.0251792563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0.00216775054193764" calcext:value-type="float">
            <text:p>0.002167750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0.0176755044188761" calcext:value-type="float">
            <text:p>0.0176755044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0.0176755044188761" calcext:value-type="float">
            <text:p>0.0176755044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00350175087543772" calcext:value-type="float">
            <text:p>0.0035017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3:02:01.034230618</dc:date>
    <dc:creator>Stefan Krause-Kjær</dc:creator>
    <meta:document-statistic meta:table-count="1" meta:cell-count="72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90" chart:maximum="-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36" svg:x="0.77cm" svg:y="0.855cm" svg:width="11.738cm" svg:height="7.545cm">
          <chartooo:coordinate-region svg:x="1.008cm" svg:y="1.054cm" svg:width="11.2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6" chart:class="chart:scatter">
            <chart:domain table:cell-range-address="Sheet1.A2:Sheet1.A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>-90</text:p>
                <draw:g>
                  <svg:desc>Sheet1.A2:Sheet1.A36</svg:desc>
                </draw:g>
              </table:table-cell>
              <table:table-cell office:value-type="float" office:value="0.00016675004168751">
                <text:p>0.00016675004168751</text:p>
                <draw:g>
                  <svg:desc>Sheet1.B2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">
                <text:p>-89</text:p>
              </table:table-cell>
              <table:table-cell office:value-type="float" office:value="0.000500250125062531">
                <text:p>0.000500250125062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7">
                <text:p>-87</text:p>
              </table:table-cell>
              <table:table-cell office:value-type="float" office:value="0.00133400033350008">
                <text:p>0.0013340003335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6">
                <text:p>-86</text:p>
              </table:table-cell>
              <table:table-cell office:value-type="float" office:value="0.00183425045856261">
                <text:p>0.0018342504585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5">
                <text:p>-85</text:p>
              </table:table-cell>
              <table:table-cell office:value-type="float" office:value="0.00300150075037519">
                <text:p>0.00300150075037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4">
                <text:p>-84</text:p>
              </table:table-cell>
              <table:table-cell office:value-type="float" office:value="0.00550275137568784">
                <text:p>0.00550275137568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3">
                <text:p>-83</text:p>
              </table:table-cell>
              <table:table-cell office:value-type="float" office:value="0.00616975154243789">
                <text:p>0.00616975154243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2">
                <text:p>-82</text:p>
              </table:table-cell>
              <table:table-cell office:value-type="float" office:value="0.00917125229281308">
                <text:p>0.00917125229281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1">
                <text:p>-81</text:p>
              </table:table-cell>
              <table:table-cell office:value-type="float" office:value="0.0106720026680007">
                <text:p>0.010672002668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0">
                <text:p>-80</text:p>
              </table:table-cell>
              <table:table-cell office:value-type="float" office:value="0.0128397532099383">
                <text:p>0.0128397532099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9">
                <text:p>-79</text:p>
              </table:table-cell>
              <table:table-cell office:value-type="float" office:value="0.0101717525429381">
                <text:p>0.0101717525429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8">
                <text:p>-78</text:p>
              </table:table-cell>
              <table:table-cell office:value-type="float" office:value="0.0198432549608137">
                <text:p>0.0198432549608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7">
                <text:p>-77</text:p>
              </table:table-cell>
              <table:table-cell office:value-type="float" office:value="0.0275137568784392">
                <text:p>0.0275137568784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6">
                <text:p>-76</text:p>
              </table:table-cell>
              <table:table-cell office:value-type="float" office:value="0.0265132566283142">
                <text:p>0.0265132566283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5">
                <text:p>-75</text:p>
              </table:table-cell>
              <table:table-cell office:value-type="float" office:value="0.0368517592129398">
                <text:p>0.0368517592129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4">
                <text:p>-74</text:p>
              </table:table-cell>
              <table:table-cell office:value-type="float" office:value="0.0425212606303152">
                <text:p>0.0425212606303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">
                <text:p>-73</text:p>
              </table:table-cell>
              <table:table-cell office:value-type="float" office:value="0.0411872602968151">
                <text:p>0.0411872602968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2">
                <text:p>-72</text:p>
              </table:table-cell>
              <table:table-cell office:value-type="float" office:value="0.0650325162581291">
                <text:p>0.065032516258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1">
                <text:p>-71</text:p>
              </table:table-cell>
              <table:table-cell office:value-type="float" office:value="0.0677005169251292">
                <text:p>0.0677005169251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0.0767050191762548">
                <text:p>0.0767050191762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">
                <text:p>-69</text:p>
              </table:table-cell>
              <table:table-cell office:value-type="float" office:value="0.0928797732199433">
                <text:p>0.0928797732199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8">
                <text:p>-68</text:p>
              </table:table-cell>
              <table:table-cell office:value-type="float" office:value="0.0855427713856929">
                <text:p>0.0855427713856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7">
                <text:p>-67</text:p>
              </table:table-cell>
              <table:table-cell office:value-type="float" office:value="0.0426880106720027">
                <text:p>0.0426880106720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6">
                <text:p>-66</text:p>
              </table:table-cell>
              <table:table-cell office:value-type="float" office:value="0.0388527597131899">
                <text:p>0.0388527597131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5">
                <text:p>-65</text:p>
              </table:table-cell>
              <table:table-cell office:value-type="float" office:value="0.0493580123395031">
                <text:p>0.0493580123395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4">
                <text:p>-64</text:p>
              </table:table-cell>
              <table:table-cell office:value-type="float" office:value="0.0386860096715024">
                <text:p>0.0386860096715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">
                <text:p>-63</text:p>
              </table:table-cell>
              <table:table-cell office:value-type="float" office:value="0.0291812572953143">
                <text:p>0.0291812572953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2">
                <text:p>-62</text:p>
              </table:table-cell>
              <table:table-cell office:value-type="float" office:value="0.0380190095047524">
                <text:p>0.0380190095047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1">
                <text:p>-61</text:p>
              </table:table-cell>
              <table:table-cell office:value-type="float" office:value="0.0295147573786893">
                <text:p>0.0295147573786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0">
                <text:p>-60</text:p>
              </table:table-cell>
              <table:table-cell office:value-type="float" office:value="0.023845255961314">
                <text:p>0.023845255961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9">
                <text:p>-59</text:p>
              </table:table-cell>
              <table:table-cell office:value-type="float" office:value="0.0251792562948141">
                <text:p>0.0251792562948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8">
                <text:p>-58</text:p>
              </table:table-cell>
              <table:table-cell office:value-type="float" office:value="0.00216775054193764">
                <text:p>0.00216775054193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7">
                <text:p>-57</text:p>
              </table:table-cell>
              <table:table-cell office:value-type="float" office:value="0.0176755044188761">
                <text:p>0.0176755044188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6">
                <text:p>-56</text:p>
              </table:table-cell>
              <table:table-cell office:value-type="float" office:value="0.0176755044188761">
                <text:p>0.0176755044188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">
                <text:p>-55</text:p>
              </table:table-cell>
              <table:table-cell office:value-type="float" office:value="0.00350175087543772">
                <text:p>0.00350175087543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